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199" officeooo:paragraph-rsid="00062199"/>
    </style:style>
    <style:style style:name="P2" style:family="paragraph" style:parent-style-name="Standard">
      <style:text-properties officeooo:rsid="00071ef1" officeooo:paragraph-rsid="00062199"/>
    </style:style>
    <style:style style:name="P3" style:family="paragraph" style:parent-style-name="Standard">
      <style:text-properties officeooo:rsid="00085b48" officeooo:paragraph-rsid="00085b48"/>
    </style:style>
    <style:style style:name="P4" style:family="paragraph" style:parent-style-name="Standard">
      <style:text-properties officeooo:rsid="0009cbb1" officeooo:paragraph-rsid="0009cbb1"/>
    </style:style>
    <style:style style:name="P5" style:family="paragraph" style:parent-style-name="Standard">
      <style:text-properties officeooo:rsid="000b8a00" officeooo:paragraph-rsid="000b8a00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TK Documenta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2:09:52.844533607</meta:creation-date>
    <dc:date>2021-10-27T14:39:29.291190436</dc:date>
    <meta:editing-duration>PT1H48M56S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6"/>
    <meta:generator>LibreOffice/6.4.7.2$Linux_X86_64 LibreOffice_project/40$Build-2</meta:generator>
  </office:meta>
</office:document-meta>
</file>